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1.599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256in"/>
    </style:style>
    <style:style style:name="co5" style:family="table-column">
      <style:table-column-properties fo:break-before="auto" style:column-width="1.6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1a01d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nst_cal_pixe2meters</text:p>
          </table:table-cell>
          <table:table-cell office:value-type="string" calcext:value-type="string">
            <text:p>dist pixel</text:p>
          </table:table-cell>
          <table:table-cell office:value-type="string" calcext:value-type="string">
            <text:p>dist metros</text:p>
          </table:table-cell>
          <table:table-cell office:value-type="string" calcext:value-type="string">
            <text:p>dist acumulada metros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tempo acumulado</text:p>
          </table:table-cell>
          <table:table-cell office:value-type="string" calcext:value-type="string">
            <text:p>vel m/s</text:p>
          </table:table-cell>
          <table:table-cell office:value-type="string" calcext:value-type="string">
            <text:p>vel km/h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6" calcext:value-type="float">
            <text:p>186</text:p>
          </table:table-cell>
          <table:table-cell office:value-type="float" office:value="0.0057" calcext:value-type="float">
            <text:p>0.005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SUM([.$G$2:.G2])" office:value-type="float" office:value="0" calcext:value-type="float">
            <text:p>0</text:p>
          </table:table-cell>
          <table:table-cell table:formula="of:=[.E2]/[.G2]" office:value-type="string" office:string-value="" calcext:value-type="error">
            <text:p>#DIV/0!</text:p>
          </table:table-cell>
          <table:table-cell table:formula="of:=[.I2]*3.6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82" calcext:value-type="float">
            <text:p>182</text:p>
          </table:table-cell>
          <table:table-cell office:value-type="float" office:value="0.0057" calcext:value-type="float">
            <text:p>0.0057</text:p>
          </table:table-cell>
          <table:table-cell table:formula="of:=SQRT(([.A3]-[.A2])^2+([.B3]-[.B2])^2)" office:value-type="float" office:value="16.4924225024706" calcext:value-type="float">
            <text:p>16.4924225024706</text:p>
          </table:table-cell>
          <table:table-cell table:formula="of:=[.D3]*[.C3]" office:value-type="float" office:value="0.0940068082640827" calcext:value-type="float">
            <text:p>0.0940068082640827</text:p>
          </table:table-cell>
          <table:table-cell table:formula="of:=SUM([.$E$3:.E3])" office:value-type="float" office:value="0.0940068082640827" calcext:value-type="float">
            <text:p>0.0940068082640827</text:p>
          </table:table-cell>
          <table:table-cell table:formula="of:=1/120" office:value-type="float" office:value="0.00833333333333333" calcext:value-type="float">
            <text:p>0.00833333333333333</text:p>
          </table:table-cell>
          <table:table-cell table:formula="of:=SUM([.$G$2:.G3])" office:value-type="float" office:value="0.00833333333333333" calcext:value-type="float">
            <text:p>0.00833333333333333</text:p>
          </table:table-cell>
          <table:table-cell table:formula="of:=[.E3]/[.G3]" office:value-type="float" office:value="11.2808169916899" calcext:value-type="float">
            <text:p>11.2808169916899</text:p>
          </table:table-cell>
          <table:table-cell table:formula="of:=[.I3]*3.6" office:value-type="float" office:value="40.6109411700837" calcext:value-type="float">
            <text:p>40.6109411700837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75" calcext:value-type="float">
            <text:p>175</text:p>
          </table:table-cell>
          <table:table-cell office:value-type="float" office:value="0.0057" calcext:value-type="float">
            <text:p>0.0057</text:p>
          </table:table-cell>
          <table:table-cell table:formula="of:=SQRT(([.A4]-[.A3])^2+([.B4]-[.B3])^2)" office:value-type="float" office:value="16.5529453572468" calcext:value-type="float">
            <text:p>16.5529453572468</text:p>
          </table:table-cell>
          <table:table-cell table:formula="of:=[.D4]*[.C4]" office:value-type="float" office:value="0.094351788536307" calcext:value-type="float">
            <text:p>0.094351788536307</text:p>
          </table:table-cell>
          <table:table-cell table:formula="of:=SUM([.$E$3:.E4])" office:value-type="float" office:value="0.18835859680039" calcext:value-type="float">
            <text:p>0.18835859680039</text:p>
          </table:table-cell>
          <table:table-cell table:formula="of:=1/120" office:value-type="float" office:value="0.00833333333333333" calcext:value-type="float">
            <text:p>0.00833333333333333</text:p>
          </table:table-cell>
          <table:table-cell table:formula="of:=SUM([.$G$2:.G4])" office:value-type="float" office:value="0.0166666666666667" calcext:value-type="float">
            <text:p>0.0166666666666667</text:p>
          </table:table-cell>
          <table:table-cell table:formula="of:=[.E4]/[.G4]" office:value-type="float" office:value="11.3222146243568" calcext:value-type="float">
            <text:p>11.3222146243568</text:p>
          </table:table-cell>
          <table:table-cell table:formula="of:=[.I4]*3.6" office:value-type="float" office:value="40.7599726476846" calcext:value-type="float">
            <text:p>40.7599726476846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72" calcext:value-type="float">
            <text:p>172</text:p>
          </table:table-cell>
          <table:table-cell office:value-type="float" office:value="0.0057" calcext:value-type="float">
            <text:p>0.0057</text:p>
          </table:table-cell>
          <table:table-cell table:formula="of:=SQRT(([.A5]-[.A4])^2+([.B5]-[.B4])^2)" office:value-type="float" office:value="14.3178210632764" calcext:value-type="float">
            <text:p>14.3178210632764</text:p>
          </table:table-cell>
          <table:table-cell table:formula="of:=[.D5]*[.C5]" office:value-type="float" office:value="0.0816115800606752" calcext:value-type="float">
            <text:p>0.0816115800606752</text:p>
          </table:table-cell>
          <table:table-cell table:formula="of:=SUM([.$E$3:.E5])" office:value-type="float" office:value="0.269970176861065" calcext:value-type="float">
            <text:p>0.269970176861065</text:p>
          </table:table-cell>
          <table:table-cell table:formula="of:=1/120" office:value-type="float" office:value="0.00833333333333333" calcext:value-type="float">
            <text:p>0.00833333333333333</text:p>
          </table:table-cell>
          <table:table-cell table:formula="of:=SUM([.$G$2:.G5])" office:value-type="float" office:value="0.025" calcext:value-type="float">
            <text:p>0.025</text:p>
          </table:table-cell>
          <table:table-cell table:formula="of:=[.E5]/[.G5]" office:value-type="float" office:value="9.79338960728103" calcext:value-type="float">
            <text:p>9.79338960728103</text:p>
          </table:table-cell>
          <table:table-cell table:formula="of:=[.I5]*3.6" office:value-type="float" office:value="35.2562025862117" calcext:value-type="float">
            <text:p>35.2562025862117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64" calcext:value-type="float">
            <text:p>164</text:p>
          </table:table-cell>
          <table:table-cell office:value-type="float" office:value="0.0057" calcext:value-type="float">
            <text:p>0.0057</text:p>
          </table:table-cell>
          <table:table-cell table:formula="of:=SQRT(([.A6]-[.A5])^2+([.B6]-[.B5])^2)" office:value-type="float" office:value="18.7882942280559" calcext:value-type="float">
            <text:p>18.7882942280559</text:p>
          </table:table-cell>
          <table:table-cell table:formula="of:=[.D6]*[.C6]" office:value-type="float" office:value="0.107093277099919" calcext:value-type="float">
            <text:p>0.107093277099919</text:p>
          </table:table-cell>
          <table:table-cell table:formula="of:=SUM([.$E$3:.E6])" office:value-type="float" office:value="0.377063453960984" calcext:value-type="float">
            <text:p>0.377063453960984</text:p>
          </table:table-cell>
          <table:table-cell table:formula="of:=1/120" office:value-type="float" office:value="0.00833333333333333" calcext:value-type="float">
            <text:p>0.00833333333333333</text:p>
          </table:table-cell>
          <table:table-cell table:formula="of:=SUM([.$G$2:.G6])" office:value-type="float" office:value="0.0333333333333333" calcext:value-type="float">
            <text:p>0.0333333333333333</text:p>
          </table:table-cell>
          <table:table-cell table:formula="of:=[.E6]/[.G6]" office:value-type="float" office:value="12.8511932519903" calcext:value-type="float">
            <text:p>12.8511932519903</text:p>
          </table:table-cell>
          <table:table-cell table:formula="of:=[.I6]*3.6" office:value-type="float" office:value="46.2642957071649" calcext:value-type="float">
            <text:p>46.2642957071649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59" calcext:value-type="float">
            <text:p>159</text:p>
          </table:table-cell>
          <table:table-cell office:value-type="float" office:value="0.0057" calcext:value-type="float">
            <text:p>0.0057</text:p>
          </table:table-cell>
          <table:table-cell table:formula="of:=SQRT(([.A7]-[.A6])^2+([.B7]-[.B6])^2)" office:value-type="float" office:value="17.7200451466694" calcext:value-type="float">
            <text:p>17.7200451466694</text:p>
          </table:table-cell>
          <table:table-cell table:formula="of:=[.D7]*[.C7]" office:value-type="float" office:value="0.101004257336015" calcext:value-type="float">
            <text:p>0.101004257336015</text:p>
          </table:table-cell>
          <table:table-cell table:formula="of:=SUM([.$E$3:.E7])" office:value-type="float" office:value="0.478067711296999" calcext:value-type="float">
            <text:p>0.478067711296999</text:p>
          </table:table-cell>
          <table:table-cell table:formula="of:=1/120" office:value-type="float" office:value="0.00833333333333333" calcext:value-type="float">
            <text:p>0.00833333333333333</text:p>
          </table:table-cell>
          <table:table-cell table:formula="of:=SUM([.$G$2:.G7])" office:value-type="float" office:value="0.0416666666666667" calcext:value-type="float">
            <text:p>0.0416666666666667</text:p>
          </table:table-cell>
          <table:table-cell table:formula="of:=[.E7]/[.G7]" office:value-type="float" office:value="12.1205108803218" calcext:value-type="float">
            <text:p>12.1205108803218</text:p>
          </table:table-cell>
          <table:table-cell table:formula="of:=[.I7]*3.6" office:value-type="float" office:value="43.6338391691586" calcext:value-type="float">
            <text:p>43.6338391691586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55" calcext:value-type="float">
            <text:p>155</text:p>
          </table:table-cell>
          <table:table-cell office:value-type="float" office:value="0.0057" calcext:value-type="float">
            <text:p>0.0057</text:p>
          </table:table-cell>
          <table:table-cell table:formula="of:=SQRT(([.A8]-[.A7])^2+([.B8]-[.B7])^2)" office:value-type="float" office:value="18.4390889145858" calcext:value-type="float">
            <text:p>18.4390889145858</text:p>
          </table:table-cell>
          <table:table-cell table:formula="of:=[.D8]*[.C8]" office:value-type="float" office:value="0.105102806813139" calcext:value-type="float">
            <text:p>0.105102806813139</text:p>
          </table:table-cell>
          <table:table-cell table:formula="of:=SUM([.$E$3:.E8])" office:value-type="float" office:value="0.583170518110138" calcext:value-type="float">
            <text:p>0.583170518110138</text:p>
          </table:table-cell>
          <table:table-cell table:formula="of:=1/120" office:value-type="float" office:value="0.00833333333333333" calcext:value-type="float">
            <text:p>0.00833333333333333</text:p>
          </table:table-cell>
          <table:table-cell table:formula="of:=SUM([.$G$2:.G8])" office:value-type="float" office:value="0.05" calcext:value-type="float">
            <text:p>0.05</text:p>
          </table:table-cell>
          <table:table-cell table:formula="of:=[.E8]/[.G8]" office:value-type="float" office:value="12.6123368175767" calcext:value-type="float">
            <text:p>12.6123368175767</text:p>
          </table:table-cell>
          <table:table-cell table:formula="of:=[.I8]*3.6" office:value-type="float" office:value="45.404412543276" calcext:value-type="float">
            <text:p>45.404412543276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6" calcext:value-type="float">
            <text:p>146</text:p>
          </table:table-cell>
          <table:table-cell office:value-type="float" office:value="0.0057" calcext:value-type="float">
            <text:p>0.0057</text:p>
          </table:table-cell>
          <table:table-cell table:formula="of:=SQRT(([.A9]-[.A8])^2+([.B9]-[.B8])^2)" office:value-type="float" office:value="20.1246117974981" calcext:value-type="float">
            <text:p>20.1246117974981</text:p>
          </table:table-cell>
          <table:table-cell table:formula="of:=[.D9]*[.C9]" office:value-type="float" office:value="0.114710287245739" calcext:value-type="float">
            <text:p>0.114710287245739</text:p>
          </table:table-cell>
          <table:table-cell table:formula="of:=SUM([.$E$3:.E9])" office:value-type="float" office:value="0.697880805355877" calcext:value-type="float">
            <text:p>0.697880805355877</text:p>
          </table:table-cell>
          <table:table-cell table:formula="of:=1/120" office:value-type="float" office:value="0.00833333333333333" calcext:value-type="float">
            <text:p>0.00833333333333333</text:p>
          </table:table-cell>
          <table:table-cell table:formula="of:=SUM([.$G$2:.G9])" office:value-type="float" office:value="0.0583333333333333" calcext:value-type="float">
            <text:p>0.0583333333333333</text:p>
          </table:table-cell>
          <table:table-cell table:formula="of:=[.E9]/[.G9]" office:value-type="float" office:value="13.7652344694887" calcext:value-type="float">
            <text:p>13.7652344694887</text:p>
          </table:table-cell>
          <table:table-cell table:formula="of:=[.I9]*3.6" office:value-type="float" office:value="49.5548440901593" calcext:value-type="float">
            <text:p>49.5548440901593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1" calcext:value-type="float">
            <text:p>141</text:p>
          </table:table-cell>
          <table:table-cell office:value-type="float" office:value="0.0057" calcext:value-type="float">
            <text:p>0.0057</text:p>
          </table:table-cell>
          <table:table-cell table:formula="of:=SQRT(([.A10]-[.A9])^2+([.B10]-[.B9])^2)" office:value-type="float" office:value="18.6815416922694" calcext:value-type="float">
            <text:p>18.6815416922694</text:p>
          </table:table-cell>
          <table:table-cell table:formula="of:=[.D10]*[.C10]" office:value-type="float" office:value="0.106484787645936" calcext:value-type="float">
            <text:p>0.106484787645936</text:p>
          </table:table-cell>
          <table:table-cell table:formula="of:=SUM([.$E$3:.E10])" office:value-type="float" office:value="0.804365593001813" calcext:value-type="float">
            <text:p>0.804365593001813</text:p>
          </table:table-cell>
          <table:table-cell table:formula="of:=1/120" office:value-type="float" office:value="0.00833333333333333" calcext:value-type="float">
            <text:p>0.00833333333333333</text:p>
          </table:table-cell>
          <table:table-cell table:formula="of:=SUM([.$G$2:.G10])" office:value-type="float" office:value="0.0666666666666667" calcext:value-type="float">
            <text:p>0.0666666666666667</text:p>
          </table:table-cell>
          <table:table-cell table:formula="of:=[.E10]/[.G10]" office:value-type="float" office:value="12.7781745175123" calcext:value-type="float">
            <text:p>12.7781745175123</text:p>
          </table:table-cell>
          <table:table-cell table:formula="of:=[.I10]*3.6" office:value-type="float" office:value="46.0014282630442" calcext:value-type="float">
            <text:p>46.0014282630442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36" calcext:value-type="float">
            <text:p>136</text:p>
          </table:table-cell>
          <table:table-cell office:value-type="float" office:value="0.0057" calcext:value-type="float">
            <text:p>0.0057</text:p>
          </table:table-cell>
          <table:table-cell table:formula="of:=SQRT(([.A11]-[.A10])^2+([.B11]-[.B10])^2)" office:value-type="float" office:value="16.7630546142402" calcext:value-type="float">
            <text:p>16.7630546142402</text:p>
          </table:table-cell>
          <table:table-cell table:formula="of:=[.D11]*[.C11]" office:value-type="float" office:value="0.0955494113011692" calcext:value-type="float">
            <text:p>0.0955494113011692</text:p>
          </table:table-cell>
          <table:table-cell table:formula="of:=SUM([.$E$3:.E11])" office:value-type="float" office:value="0.899915004302982" calcext:value-type="float">
            <text:p>0.899915004302982</text:p>
          </table:table-cell>
          <table:table-cell table:formula="of:=1/120" office:value-type="float" office:value="0.00833333333333333" calcext:value-type="float">
            <text:p>0.00833333333333333</text:p>
          </table:table-cell>
          <table:table-cell table:formula="of:=SUM([.$G$2:.G11])" office:value-type="float" office:value="0.075" calcext:value-type="float">
            <text:p>0.075</text:p>
          </table:table-cell>
          <table:table-cell table:formula="of:=[.E11]/[.G11]" office:value-type="float" office:value="11.4659293561403" calcext:value-type="float">
            <text:p>11.4659293561403</text:p>
          </table:table-cell>
          <table:table-cell table:formula="of:=[.I11]*3.6" office:value-type="float" office:value="41.2773456821051" calcext:value-type="float">
            <text:p>41.2773456821051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30" calcext:value-type="float">
            <text:p>130</text:p>
          </table:table-cell>
          <table:table-cell office:value-type="float" office:value="0.0057" calcext:value-type="float">
            <text:p>0.0057</text:p>
          </table:table-cell>
          <table:table-cell table:formula="of:=SQRT(([.A12]-[.A11])^2+([.B12]-[.B11])^2)" office:value-type="float" office:value="20.8806130178211" calcext:value-type="float">
            <text:p>20.8806130178211</text:p>
          </table:table-cell>
          <table:table-cell table:formula="of:=[.D12]*[.C12]" office:value-type="float" office:value="0.11901949420158" calcext:value-type="float">
            <text:p>0.11901949420158</text:p>
          </table:table-cell>
          <table:table-cell table:formula="of:=SUM([.$E$3:.E12])" office:value-type="float" office:value="1.01893449850456" calcext:value-type="float">
            <text:p>1.01893449850456</text:p>
          </table:table-cell>
          <table:table-cell table:formula="of:=1/120" office:value-type="float" office:value="0.00833333333333333" calcext:value-type="float">
            <text:p>0.00833333333333333</text:p>
          </table:table-cell>
          <table:table-cell table:formula="of:=SUM([.$G$2:.G12])" office:value-type="float" office:value="0.0833333333333333" calcext:value-type="float">
            <text:p>0.0833333333333333</text:p>
          </table:table-cell>
          <table:table-cell table:formula="of:=[.E12]/[.G12]" office:value-type="float" office:value="14.2823393041896" calcext:value-type="float">
            <text:p>14.2823393041896</text:p>
          </table:table-cell>
          <table:table-cell table:formula="of:=[.I12]*3.6" office:value-type="float" office:value="51.4164214950827" calcext:value-type="float">
            <text:p>51.4164214950827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24" calcext:value-type="float">
            <text:p>124</text:p>
          </table:table-cell>
          <table:table-cell office:value-type="float" office:value="0.0057" calcext:value-type="float">
            <text:p>0.0057</text:p>
          </table:table-cell>
          <table:table-cell table:formula="of:=SQRT(([.A13]-[.A12])^2+([.B13]-[.B12])^2)" office:value-type="float" office:value="17.0880074906351" calcext:value-type="float">
            <text:p>17.0880074906351</text:p>
          </table:table-cell>
          <table:table-cell table:formula="of:=[.D13]*[.C13]" office:value-type="float" office:value="0.0974016426966199" calcext:value-type="float">
            <text:p>0.0974016426966199</text:p>
          </table:table-cell>
          <table:table-cell table:formula="of:=SUM([.$E$3:.E13])" office:value-type="float" office:value="1.11633614120118" calcext:value-type="float">
            <text:p>1.11633614120118</text:p>
          </table:table-cell>
          <table:table-cell table:formula="of:=1/120" office:value-type="float" office:value="0.00833333333333333" calcext:value-type="float">
            <text:p>0.00833333333333333</text:p>
          </table:table-cell>
          <table:table-cell table:formula="of:=SUM([.$G$2:.G13])" office:value-type="float" office:value="0.0916666666666667" calcext:value-type="float">
            <text:p>0.0916666666666667</text:p>
          </table:table-cell>
          <table:table-cell table:formula="of:=[.E13]/[.G13]" office:value-type="float" office:value="11.6881971235944" calcext:value-type="float">
            <text:p>11.6881971235944</text:p>
          </table:table-cell>
          <table:table-cell table:formula="of:=[.I13]*3.6" office:value-type="float" office:value="42.0775096449398" calcext:value-type="float">
            <text:p>42.0775096449398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20" calcext:value-type="float">
            <text:p>120</text:p>
          </table:table-cell>
          <table:table-cell office:value-type="float" office:value="0.0057" calcext:value-type="float">
            <text:p>0.0057</text:p>
          </table:table-cell>
          <table:table-cell table:formula="of:=SQRT(([.A14]-[.A13])^2+([.B14]-[.B13])^2)" office:value-type="float" office:value="18.4390889145858" calcext:value-type="float">
            <text:p>18.4390889145858</text:p>
          </table:table-cell>
          <table:table-cell table:formula="of:=[.D14]*[.C14]" office:value-type="float" office:value="0.105102806813139" calcext:value-type="float">
            <text:p>0.105102806813139</text:p>
          </table:table-cell>
          <table:table-cell table:formula="of:=SUM([.$E$3:.E14])" office:value-type="float" office:value="1.22143894801432" calcext:value-type="float">
            <text:p>1.22143894801432</text:p>
          </table:table-cell>
          <table:table-cell table:formula="of:=1/120" office:value-type="float" office:value="0.00833333333333333" calcext:value-type="float">
            <text:p>0.00833333333333333</text:p>
          </table:table-cell>
          <table:table-cell table:formula="of:=SUM([.$G$2:.G14])" office:value-type="float" office:value="0.1" calcext:value-type="float">
            <text:p>0.1</text:p>
          </table:table-cell>
          <table:table-cell table:formula="of:=[.E14]/[.G14]" office:value-type="float" office:value="12.6123368175767" calcext:value-type="float">
            <text:p>12.6123368175767</text:p>
          </table:table-cell>
          <table:table-cell table:formula="of:=[.I14]*3.6" office:value-type="float" office:value="45.404412543276" calcext:value-type="float">
            <text:p>45.404412543276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17" calcext:value-type="float">
            <text:p>117</text:p>
          </table:table-cell>
          <table:table-cell office:value-type="float" office:value="0.0057" calcext:value-type="float">
            <text:p>0.0057</text:p>
          </table:table-cell>
          <table:table-cell table:formula="of:=SQRT(([.A15]-[.A14])^2+([.B15]-[.B14])^2)" office:value-type="float" office:value="22.2036033111745" calcext:value-type="float">
            <text:p>22.2036033111745</text:p>
          </table:table-cell>
          <table:table-cell table:formula="of:=[.D15]*[.C15]" office:value-type="float" office:value="0.126560538873695" calcext:value-type="float">
            <text:p>0.126560538873695</text:p>
          </table:table-cell>
          <table:table-cell table:formula="of:=SUM([.$E$3:.E15])" office:value-type="float" office:value="1.34799948688802" calcext:value-type="float">
            <text:p>1.34799948688802</text:p>
          </table:table-cell>
          <table:table-cell table:formula="of:=1/120" office:value-type="float" office:value="0.00833333333333333" calcext:value-type="float">
            <text:p>0.00833333333333333</text:p>
          </table:table-cell>
          <table:table-cell table:formula="of:=SUM([.$G$2:.G15])" office:value-type="float" office:value="0.108333333333333" calcext:value-type="float">
            <text:p>0.108333333333333</text:p>
          </table:table-cell>
          <table:table-cell table:formula="of:=[.E15]/[.G15]" office:value-type="float" office:value="15.1872646648434" calcext:value-type="float">
            <text:p>15.1872646648434</text:p>
          </table:table-cell>
          <table:table-cell table:formula="of:=[.I15]*3.6" office:value-type="float" office:value="54.6741527934361" calcext:value-type="float">
            <text:p>54.6741527934361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08" calcext:value-type="float">
            <text:p>108</text:p>
          </table:table-cell>
          <table:table-cell office:value-type="float" office:value="0.0057" calcext:value-type="float">
            <text:p>0.0057</text:p>
          </table:table-cell>
          <table:table-cell table:formula="of:=SQRT(([.A16]-[.A15])^2+([.B16]-[.B15])^2)" office:value-type="float" office:value="19.2353840616713" calcext:value-type="float">
            <text:p>19.2353840616713</text:p>
          </table:table-cell>
          <table:table-cell table:formula="of:=[.D16]*[.C16]" office:value-type="float" office:value="0.109641689151527" calcext:value-type="float">
            <text:p>0.109641689151527</text:p>
          </table:table-cell>
          <table:table-cell table:formula="of:=SUM([.$E$3:.E16])" office:value-type="float" office:value="1.45764117603954" calcext:value-type="float">
            <text:p>1.45764117603954</text:p>
          </table:table-cell>
          <table:table-cell table:formula="of:=1/120" office:value-type="float" office:value="0.00833333333333333" calcext:value-type="float">
            <text:p>0.00833333333333333</text:p>
          </table:table-cell>
          <table:table-cell table:formula="of:=SUM([.$G$2:.G16])" office:value-type="float" office:value="0.116666666666667" calcext:value-type="float">
            <text:p>0.116666666666667</text:p>
          </table:table-cell>
          <table:table-cell table:formula="of:=[.E16]/[.G16]" office:value-type="float" office:value="13.1570026981832" calcext:value-type="float">
            <text:p>13.1570026981832</text:p>
          </table:table-cell>
          <table:table-cell table:formula="of:=[.I16]*3.6" office:value-type="float" office:value="47.3652097134595" calcext:value-type="float">
            <text:p>47.3652097134595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01" calcext:value-type="float">
            <text:p>101</text:p>
          </table:table-cell>
          <table:table-cell office:value-type="float" office:value="0.0057" calcext:value-type="float">
            <text:p>0.0057</text:p>
          </table:table-cell>
          <table:table-cell table:formula="of:=SQRT(([.A17]-[.A16])^2+([.B17]-[.B16])^2)" office:value-type="float" office:value="20.2484567313166" calcext:value-type="float">
            <text:p>20.2484567313166</text:p>
          </table:table-cell>
          <table:table-cell table:formula="of:=[.D17]*[.C17]" office:value-type="float" office:value="0.115416203368505" calcext:value-type="float">
            <text:p>0.115416203368505</text:p>
          </table:table-cell>
          <table:table-cell table:formula="of:=SUM([.$E$3:.E17])" office:value-type="float" office:value="1.57305737940805" calcext:value-type="float">
            <text:p>1.57305737940805</text:p>
          </table:table-cell>
          <table:table-cell table:formula="of:=1/120" office:value-type="float" office:value="0.00833333333333333" calcext:value-type="float">
            <text:p>0.00833333333333333</text:p>
          </table:table-cell>
          <table:table-cell table:formula="of:=SUM([.$G$2:.G17])" office:value-type="float" office:value="0.125" calcext:value-type="float">
            <text:p>0.125</text:p>
          </table:table-cell>
          <table:table-cell table:formula="of:=[.E17]/[.G17]" office:value-type="float" office:value="13.8499444042205" calcext:value-type="float">
            <text:p>13.8499444042205</text:p>
          </table:table-cell>
          <table:table-cell table:formula="of:=[.I17]*3.6" office:value-type="float" office:value="49.859799855194" calcext:value-type="float">
            <text:p>49.859799855194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01" calcext:value-type="float">
            <text:p>101</text:p>
          </table:table-cell>
          <table:table-cell office:value-type="float" office:value="0.0057" calcext:value-type="float">
            <text:p>0.0057</text:p>
          </table:table-cell>
          <table:table-cell table:formula="of:=SQRT(([.A18]-[.A17])^2+([.B18]-[.B17])^2)" office:value-type="float" office:value="19" calcext:value-type="float">
            <text:p>19</text:p>
          </table:table-cell>
          <table:table-cell table:formula="of:=[.D18]*[.C18]" office:value-type="float" office:value="0.1083" calcext:value-type="float">
            <text:p>0.1083</text:p>
          </table:table-cell>
          <table:table-cell table:formula="of:=SUM([.$E$3:.E18])" office:value-type="float" office:value="1.68135737940805" calcext:value-type="float">
            <text:p>1.68135737940805</text:p>
          </table:table-cell>
          <table:table-cell table:formula="of:=1/120" office:value-type="float" office:value="0.00833333333333333" calcext:value-type="float">
            <text:p>0.00833333333333333</text:p>
          </table:table-cell>
          <table:table-cell table:formula="of:=SUM([.$G$2:.G18])" office:value-type="float" office:value="0.133333333333333" calcext:value-type="float">
            <text:p>0.133333333333333</text:p>
          </table:table-cell>
          <table:table-cell table:formula="of:=[.E18]/[.G18]" office:value-type="float" office:value="12.996" calcext:value-type="float">
            <text:p>12.996</text:p>
          </table:table-cell>
          <table:table-cell table:formula="of:=[.I18]*3.6" office:value-type="float" office:value="46.7856" calcext:value-type="float">
            <text:p>46.7856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96" calcext:value-type="float">
            <text:p>96</text:p>
          </table:table-cell>
          <table:table-cell office:value-type="float" office:value="0.0057" calcext:value-type="float">
            <text:p>0.0057</text:p>
          </table:table-cell>
          <table:table-cell table:formula="of:=SQRT(([.A19]-[.A18])^2+([.B19]-[.B18])^2)" office:value-type="float" office:value="20.6155281280883" calcext:value-type="float">
            <text:p>20.6155281280883</text:p>
          </table:table-cell>
          <table:table-cell table:formula="of:=[.D19]*[.C19]" office:value-type="float" office:value="0.117508510330103" calcext:value-type="float">
            <text:p>0.117508510330103</text:p>
          </table:table-cell>
          <table:table-cell table:formula="of:=SUM([.$E$3:.E19])" office:value-type="float" office:value="1.79886588973815" calcext:value-type="float">
            <text:p>1.79886588973815</text:p>
          </table:table-cell>
          <table:table-cell table:formula="of:=1/120" office:value-type="float" office:value="0.00833333333333333" calcext:value-type="float">
            <text:p>0.00833333333333333</text:p>
          </table:table-cell>
          <table:table-cell table:formula="of:=SUM([.$G$2:.G19])" office:value-type="float" office:value="0.141666666666667" calcext:value-type="float">
            <text:p>0.141666666666667</text:p>
          </table:table-cell>
          <table:table-cell table:formula="of:=[.E19]/[.G19]" office:value-type="float" office:value="14.1010212396124" calcext:value-type="float">
            <text:p>14.1010212396124</text:p>
          </table:table-cell>
          <table:table-cell table:formula="of:=[.I19]*3.6" office:value-type="float" office:value="50.7636764626046" calcext:value-type="float">
            <text:p>50.7636764626046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89" calcext:value-type="float">
            <text:p>89</text:p>
          </table:table-cell>
          <table:table-cell office:value-type="float" office:value="0.0057" calcext:value-type="float">
            <text:p>0.0057</text:p>
          </table:table-cell>
          <table:table-cell table:formula="of:=SQRT(([.A20]-[.A19])^2+([.B20]-[.B19])^2)" office:value-type="float" office:value="20.2484567313166" calcext:value-type="float">
            <text:p>20.2484567313166</text:p>
          </table:table-cell>
          <table:table-cell table:formula="of:=[.D20]*[.C20]" office:value-type="float" office:value="0.115416203368505" calcext:value-type="float">
            <text:p>0.115416203368505</text:p>
          </table:table-cell>
          <table:table-cell table:formula="of:=SUM([.$E$3:.E20])" office:value-type="float" office:value="1.91428209310666" calcext:value-type="float">
            <text:p>1.91428209310666</text:p>
          </table:table-cell>
          <table:table-cell table:formula="of:=1/120" office:value-type="float" office:value="0.00833333333333333" calcext:value-type="float">
            <text:p>0.00833333333333333</text:p>
          </table:table-cell>
          <table:table-cell table:formula="of:=SUM([.$G$2:.G20])" office:value-type="float" office:value="0.15" calcext:value-type="float">
            <text:p>0.15</text:p>
          </table:table-cell>
          <table:table-cell table:formula="of:=[.E20]/[.G20]" office:value-type="float" office:value="13.8499444042205" calcext:value-type="float">
            <text:p>13.8499444042205</text:p>
          </table:table-cell>
          <table:table-cell table:formula="of:=[.I20]*3.6" office:value-type="float" office:value="49.859799855194" calcext:value-type="float">
            <text:p>49.859799855194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87" calcext:value-type="float">
            <text:p>87</text:p>
          </table:table-cell>
          <table:table-cell office:value-type="float" office:value="0.0057" calcext:value-type="float">
            <text:p>0.0057</text:p>
          </table:table-cell>
          <table:table-cell table:formula="of:=SQRT(([.A21]-[.A20])^2+([.B21]-[.B20])^2)" office:value-type="float" office:value="17.1172427686237" calcext:value-type="float">
            <text:p>17.1172427686237</text:p>
          </table:table-cell>
          <table:table-cell table:formula="of:=[.D21]*[.C21]" office:value-type="float" office:value="0.097568283781155" calcext:value-type="float">
            <text:p>0.097568283781155</text:p>
          </table:table-cell>
          <table:table-cell table:formula="of:=SUM([.$E$3:.E21])" office:value-type="float" office:value="2.01185037688781" calcext:value-type="float">
            <text:p>2.01185037688781</text:p>
          </table:table-cell>
          <table:table-cell table:formula="of:=1/120" office:value-type="float" office:value="0.00833333333333333" calcext:value-type="float">
            <text:p>0.00833333333333333</text:p>
          </table:table-cell>
          <table:table-cell table:formula="of:=SUM([.$G$2:.G21])" office:value-type="float" office:value="0.158333333333333" calcext:value-type="float">
            <text:p>0.158333333333333</text:p>
          </table:table-cell>
          <table:table-cell table:formula="of:=[.E21]/[.G21]" office:value-type="float" office:value="11.7081940537386" calcext:value-type="float">
            <text:p>11.7081940537386</text:p>
          </table:table-cell>
          <table:table-cell table:formula="of:=[.I21]*3.6" office:value-type="float" office:value="42.149498593459" calcext:value-type="float">
            <text:p>42.149498593459</text:p>
          </table:table-cell>
          <table:table-cell table:formula="of:=[.F21]/[.H21]" office:value-type="float" office:value="12.7064234329756" calcext:value-type="float">
            <text:p>12.7064234329756</text:p>
          </table:table-cell>
          <table:table-cell table:formula="of:=[.K21]*3.6" office:value-type="float" office:value="45.7431243587123" calcext:value-type="float">
            <text:p>45.7431243587123</text:p>
          </table:table-cell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number-columns-repeated="3"/>
          <table:table-cell table:formula="of:=45-26" office:value-type="float" office:value="19" calcext:value-type="float">
            <text:p>1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0T09:54:56.218786366</dc:date>
    <meta:editing-duration>PT5M26S</meta:editing-duration>
    <meta:editing-cycles>1</meta:editing-cycles>
    <meta:document-statistic meta:table-count="1" meta:cell-count="212" meta:object-count="0"/>
    <meta:generator>LibreOffice/7.3.7.2$Linux_X86_64 LibreOffice_project/30$Build-2</meta:generator>
  </office:meta>
</office:document-meta>
</file>